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style:text-properties officeooo:rsid="0dde9a1c" officeooo:paragraph-rsid="1000e45b"/>
    </style:style>
    <style:style style:name="P104" style:family="paragraph" style:parent-style-name="Standard">
      <style:text-properties officeooo:paragraph-rsid="106c2ba1"/>
    </style:style>
    <style:style style:name="P105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6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07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1" style:family="paragraph" style:parent-style-name="Standard">
      <style:text-properties officeooo:rsid="0dde9a1c" officeooo:paragraph-rsid="1000e45b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3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6c2ba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6c2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2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3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8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0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1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fo:color="#000000" loext:opacity="100%" style:font-name="Liberation Sans1" fo:font-size="12pt" style:font-size-asian="12pt" style:font-size-complex="12pt"/>
    </style:style>
    <style:style style:name="T25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9" style:family="text">
      <style:text-properties style:use-window-font-color="true" loext:opacity="0%" style:font-name="Liberation Sans1" officeooo:rsid="047da547"/>
    </style:style>
    <style:style style:name="T28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0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1" fo:font-size="12pt" style:font-size-asian="12pt" style:font-size-complex="12pt"/>
    </style:style>
    <style:style style:name="T313" style:family="text">
      <style:text-properties style:use-window-font-color="true" loext:opacity="0%" style:font-name="Liberation Sans1" officeooo:rsid="0efd8e5c"/>
    </style:style>
    <style:style style:name="T314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officeooo:rsid="04473353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officeooo:rsid="106d03b5" style:font-weight-asian="bold" style:font-weight-complex="bold"/>
    </style:style>
    <style:style style:name="T319" style:family="text">
      <style:text-properties officeooo:rsid="0aace3cd"/>
    </style:style>
    <style:style style:name="T320" style:family="text">
      <style:text-properties fo:font-size="10pt" officeooo:rsid="04473353" style:font-size-asian="10pt" style:font-size-complex="10pt"/>
    </style:style>
    <style:style style:name="T32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0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31" style:family="text">
      <style:text-properties officeooo:rsid="0f0ca65a"/>
    </style:style>
    <style:style style:name="T332" style:family="text">
      <style:text-properties style:font-name="Liberation Mono" fo:font-size="11pt" officeooo:rsid="10048e31" style:font-size-asian="11pt" style:font-size-complex="11pt"/>
    </style:style>
    <style:style style:name="T333" style:family="text">
      <style:text-properties fo:font-weight="normal" style:font-weight-asian="normal" style:font-weight-complex="normal"/>
    </style:style>
    <style:style style:name="T334" style:family="text">
      <style:text-properties officeooo:rsid="0f95a7a0"/>
    </style:style>
    <style:style style:name="T335" style:family="text">
      <style:text-properties officeooo:rsid="0f8f58bd"/>
    </style:style>
    <style:style style:name="T336" style:family="text">
      <style:text-properties style:font-name="Ubuntu1" fo:font-size="10pt" officeooo:rsid="04473353" style:font-size-asian="10pt" style:font-size-complex="10pt"/>
    </style:style>
    <style:style style:name="T337" style:family="text">
      <style:text-properties officeooo:rsid="101b90cf"/>
    </style:style>
    <style:style style:name="T338" style:family="text">
      <style:text-properties officeooo:rsid="101e15d6"/>
    </style:style>
    <style:style style:name="T339" style:family="text">
      <style:text-properties officeooo:rsid="10048e31"/>
    </style:style>
    <style:style style:name="T340" style:family="text">
      <style:text-properties style:text-underline-style="none"/>
    </style:style>
    <style:style style:name="T341" style:family="text">
      <style:text-properties officeooo:rsid="106d03b5"/>
    </style:style>
    <style:style style:name="T342" style:family="text">
      <style:text-properties officeooo:rsid="106e501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5"><text:span text:style-name="T218">C</text:span><text:span text:style-name="T217">hecklist voor </text:span><text:span text:style-name="T219">de installatie</text:span><text:span text:style-name="T217">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T220"><text:s/></text:span><text:span text:style-name="T224">LTS</text:span><text:span text:style-name="T221"><text:note text:id="ftn1" text:note-class="footnote"><text:note-citation>1</text:note-citation><text:note-body><text:p text:style-name="P31"><text:span text:style-name="T258">LTS</text:span><text:span text:style-name="T264"> </text:span><text:span text:style-name="T265">staat voor</text:span><text:span text:style-name="T266"> </text:span><text:span text:style-name="T258">Long-Term Support, langetermijnondersteuning, </text:span><text:span text:style-name="T267">en </text:span><text:span text:style-name="T269">d</text:span><text:span text:style-name="T267">eze </text:span><text:span text:style-name="T273"><text:user-field-get text:name="Distro">Debian</text:user-field-get></text:span><text:span text:style-name="T274"><text:s/></text:span><text:span text:style-name="T274"><text:user-field-get text:name="Version">12</text:user-field-get></text:span><text:span text:style-name="T274"><text:s/></text:span><text:span text:style-name="T276">LTS</text:span><text:span text:style-name="Strong_20_Emphasis"><text:span text:style-name="T253"> </text:span></text:span><text:span text:style-name="T275"><text:user-field-get text:name="Edition">Desktop</text:user-field-get></text:span><text:span text:style-name="T277"><text:s/></text:span><text:span text:style-name="T270">(codenaam </text:span><text:span text:style-name="T272">bookworm</text:span><text:span text:style-name="T270">) </text:span><text:span text:style-name="T265">van</text:span><text:span text:style-name="T268"> </text:span><text:span text:style-name="T272">juni</text:span><text:span text:style-name="T261"> </text:span><text:span text:style-name="Strong_20_Emphasis"><text:span text:style-name="T171"><text:user-field-get text:name="Releaseyear">2023</text:user-field-get></text:span></text:span><text:span text:style-name="T261"><text:s/></text:span><text:span text:style-name="T258">wordt </text:span><text:span text:style-name="T262">vijf</text:span><text:span text:style-name="T258"> jaar onder</text:span><text:span text:style-name="T271">steund</text:span><text:span text:style-name="T263"> </text:span><text:span text:style-name="T258">tot </text:span><text:span text:style-name="T272">juni</text:span><text:span text:style-name="T259"> </text:span><text:span text:style-name="T258">202</text:span><text:span text:style-name="T272">8</text:span><text:span text:style-name="T260">.</text:span></text:p></text:note-body></text:note></text:span><text:span text:style-name="T222"> </text:span><text:span text:style-name="T222"><text:user-field-get text:name="Edition">Desktop</text:user-field-get></text:span><text:span text:style-name="T223">.</text:span></text:p>
      <text:p text:style-name="P44"/>
      <text:p text:style-name="P43"><text:span text:style-name="T16">Vul </text:span><text:span text:style-name="T17">achter</text:span><text:span text:style-name="T13"> de </text:span><text:span text:style-name="Definition"><text:span text:style-name="T331">ONDERSTREEPTE</text:span></text:span><text:span text:style-name="T1"> </text:span><text:span text:style-name="T14">woorden</text:span><text:span text:style-name="T13"> het</text:span><text:span text:style-name="Strong_20_Emphasis"><text:span text:style-name="T329"> </text:span></text:span><text:span text:style-name="Strong_20_Emphasis"><text:span text:style-name="T330">tekstvak</text:span></text:span><text:span text:style-name="T14"> </text:span><text:span text:style-name="T16">in,</text:span><text:span text:style-name="T14"> </text:span><text:span text:style-name="T279">zie </text:span><text:span text:style-name="T313">[</text:span><text:span text:style-name="T279">toelichting</text:span><text:span text:style-name="T313">]</text:span><text:span text:style-name="T14">:</text:span></text:p>
      <text:p text:style-name="P35"><text:span text:style-name="Definition"><text:span text:style-name="T19">GEBRUIKER</text:span></text:span><text:span text:style-name="T287"><text:tab/><text:tab/></text:span><text:span text:style-name="T312"> <text:tab/><text:tab/></text:span><text:span text:style-name="T288"><draw:control text:anchor-type="as-char" svg:y="-0.4cm" draw:z-index="21" draw:name="Gebruiker 1" draw:style-name="gr2" draw:text-style-name="P114" svg:width="6.4cm" svg:height="0.6cm" draw:control="control22"><svg:title>Gebruiker</svg:title><svg:desc>Volledige naam, bijv. Jan Stek</svg:desc></draw:control></text:span><text:span text:style-name="T288"><text:tab/> <text:s text:c="2"/></text:span><text:span text:style-name="T289">[</text:span><text:span text:style-name="T290">V</text:span><text:span text:style-name="T282">olledige naam, bijv. </text:span><text:span text:style-name="T284">J</text:span><text:span text:style-name="T309">a</text:span><text:span text:style-name="T284">n </text:span><text:span text:style-name="T309">Jansen</text:span><text:span text:style-name="T310">]</text:span></text:p>
      <text:p text:style-name="P100"><text:span text:style-name="Definition"><text:span text:style-name="T281">g</text:span></text:span><text:span text:style-name="Definition">ebruikersnaam</text:span><text:span text:style-name="Definition"><text:span text:style-name="T340"><text:tab/></text:span></text:span><text:span text:style-name="T280"><draw:control text:anchor-type="as-char" svg:y="-0.4cm" draw:z-index="22" draw:name="Gberuikersnaam 2" draw:style-name="gr2" draw:text-style-name="P114" svg:width="6.4cm" svg:height="0.6cm" draw:control="control23"><svg:title>Gebruikersnaam</svg:title><svg:desc>Korte naam, bijv. jan</svg:desc></draw:control></text:span><text:span text:style-name="T280"><text:tab/> <text:s text:c="2"/></text:span><text:span text:style-name="T6">[</text:span><text:span text:style-name="T7">K</text:span><text:span text:style-name="T5">orte naam, bijv. </text:span><text:span text:style-name="T243">j</text:span><text:span text:style-name="T244">a</text:span><text:span text:style-name="T243">n</text:span><text:span text:style-name="T245">]</text:span></text:p>
      <text:p text:style-name="P35"><text:span text:style-name="Definition">COMPUTERNAAM</text:span><text:span text:style-name="T311"><text:tab/><text:tab/></text:span><draw:control text:anchor-type="as-char" svg:y="-0.4cm" draw:z-index="23" draw:name="Computernaam 1" draw:style-name="gr2" draw:text-style-name="P114" svg:width="6.4cm" svg:height="0.6cm" draw:control="control24"><svg:title>Computernaam</svg:title><svg:desc>Unieke naam van de computer</svg:desc></draw:control><text:tab/> <text:s text:c="2"/><text:span text:style-name="T292">[</text:span><text:span text:style-name="T293">N</text:span><text:span text:style-name="T294">aam van de compute</text:span><text:span text:style-name="T295">r, </text:span><text:span text:style-name="T296">bijv. </text:span><text:span text:style-name="T297">pc02</text:span><text:span text:style-name="T292">]</text:span></text:p>
      <text:p text:style-name="P35"><text:span text:style-name="Definition"><text:span text:style-name="T298">GEBRUIKER</text:span></text:span><text:span text:style-name="Definition"><text:span text:style-name="T308"><text:tab/></text:span></text:span><text:span text:style-name="T291"><text:tab/></text:span><text:span text:style-name="T312"> <text:tab/><text:tab/></text:span><text:span text:style-name="T288"><draw:control text:anchor-type="as-char" svg:y="-0.4cm" draw:z-index="24" draw:name="Gebruiker 2" draw:style-name="gr2" draw:text-style-name="P115" svg:width="6.4cm" svg:height="0.6cm" draw:control="control25"><svg:title>Gebruiker</svg:title><svg:desc>Volledige naam, bijv. Jan Stek</svg:desc></draw:control></text:span><text:span text:style-name="T288"><text:tab/> <text:s text:c="2"/></text:span><text:span text:style-name="T289">[</text:span><text:span text:style-name="T290">V</text:span><text:span text:style-name="T282">olledige naam </text:span><text:span text:style-name="T285">evt. 2</text:span><text:span text:style-name="T314">e</text:span><text:span text:style-name="T283"> gebruiker</text:span><text:span text:style-name="T286">]</text:span></text:p>
      <text:p text:style-name="P100"><text:span text:style-name="Definition"><text:span text:style-name="T298">GEBRUIKERSN</text:span></text:span><text:span text:style-name="Definition"><text:span text:style-name="T299">aa</text:span></text:span><text:span text:style-name="Definition"><text:span text:style-name="T298">M</text:span></text:span><text:span text:style-name="Definition"><text:span text:style-name="T308"><text:tab/></text:span></text:span><text:span text:style-name="T280"><draw:control text:anchor-type="as-char" svg:y="-0.4cm" draw:z-index="25" draw:name="Gberuikersnaam 1" draw:style-name="gr2" draw:text-style-name="P114" svg:width="6.4cm" svg:height="0.6cm" draw:control="control26"><svg:title>Gebruikersnaam</svg:title><svg:desc>Korte naam, bijv. jan</svg:desc></draw:control></text:span><text:span text:style-name="T280"><text:tab/> <text:s text:c="2"/></text:span><text:span text:style-name="T301">[</text:span><text:span text:style-name="T302">K</text:span><text:span text:style-name="T300">orte naam</text:span><text:span text:style-name="T303"> </text:span><text:span text:style-name="T304">e</text:span><text:span text:style-name="T305">vt. 2</text:span><text:span text:style-name="T315">e</text:span><text:span text:style-name="T305"> </text:span><text:span text:style-name="T306">gebruiker</text:span><text:span text:style-name="T307">]</text:span></text:p>
      <text:p text:style-name="P35"><text:span text:style-name="T228">Vervang </text:span><text:span text:style-name="T233">de</text:span><text:span text:style-name="T228"> </text:span><text:span text:style-name="Definition"><text:span text:style-name="T20">ONDERSTREEPTE</text:span></text:span><text:span text:style-name="T228"> </text:span><text:span text:style-name="T229">woorden </text:span><text:span text:style-name="T228">in deze checklist door </text:span><text:span text:style-name="T233">d</text:span><text:span text:style-name="T235">i</text:span><text:span text:style-name="T233">e </text:span><text:span text:style-name="T234">in </text:span><text:span text:style-name="T235">het</text:span><text:span text:style-name="Strong_20_Emphasis"><text:span text:style-name="T61"> </text:span></text:span><text:span text:style-name="Strong_20_Emphasis"><text:span text:style-name="T97">tekstvak</text:span></text:span><text:span text:style-name="T228">.</text:span></text:p>
      <text:p text:style-name="P37"/>
      <text:p text:style-name="P37"/>
      <text:p text:style-name="P33"><text:span text:style-name="T240">Nog niet op Linux?</text:span><text:span text:style-name="T230"><text:tab/></text:span><text:span text:style-name="T236"><text:tab/></text:span><text:span text:style-name="T237">G</text:span><text:span text:style-name="T227">ebruik </text:span><text:span text:style-name="Strong_20_Emphasis"><text:span text:style-name="T241">Checklist </text:span></text:span><text:span text:style-name="Strong_20_Emphasis"><text:span text:style-name="T242">overzetten</text:span></text:span><text:span text:style-name="T22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31"> onder </text:span><text:span text:style-name="T239">Linux</text:span><text:span text:style-name="T232">.</text:span></text:p>
      <text:p text:style-name="P27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5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34"><text:span text:style-name="Strong_20_Emphasis"><text:span text:style-name="T238"/></text:span></text:p>
      <text:p text:style-name="P34"><text:span text:style-name="Strong_20_Emphasis"><text:span text:style-name="T238"/></text:span></text:p>
      <text:list xml:id="list1754010121" text:style-name="L1">
        <text:list-item>
          <text:p text:style-name="P107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9"><draw:control text:anchor-type="as-char" draw:z-index="0" draw:name="Vorm3" draw:style-name="gr1" draw:text-style-name="P11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9"><draw:control text:anchor-type="as-char" draw:z-index="12" draw:name="Vorm 2" draw:style-name="gr1" draw:text-style-name="P113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8"><text:note text:id="ftn2" text:note-class="footnote"><text:note-citation>2</text:note-citation><text:note-body><text:p text:style-name="P28"><text:span text:style-name="T194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Definition"><text:span text:style-name="T321">gebruiker</text:span>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7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9"><draw:control text:anchor-type="as-char" draw:z-index="6" draw:name="Vorm4" draw:style-name="gr1" draw:text-style-name="P113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04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57">Installeer </text:span></text:span><text:span text:style-name="Strong_20_Emphasis"><text:span text:style-name="T95">Debian-</text:span></text:span><text:span text:style-name="Strong_20_Emphasis"><text:span text:style-name="T85">pakket kz</text:span></text:span><text:span text:style-name="Strong_20_Emphasis"><text:span text:style-name="T85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2">T</text:span></text:span><text:span text:style-name="Strong_20_Emphasis"><text:span text:style-name="T62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3"> </text:span></text:span><text:span text:style-name="Strong_20_Emphasis"><text:span text:style-name="T92">(</text:span></text:span><text:span text:style-name="Strong_20_Emphasis"><text:span text:style-name="T93">d</text:span></text:span><text:span text:style-name="Strong_20_Emphasis"><text:span text:style-name="T61">ruk op de </text:span></text:span><text:span text:style-name="Strong_20_Emphasis"><text:span text:style-name="T20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9"><text:span text:style-name="T225">De </text:span><text:span text:style-name="T278">Super</text:span><text:span text:style-name="T225">-toets is de Windows-toets, Command-toets </text:span><text:span text:style-name="T226">(Apple)</text:span><text:span text:style-name="T225">, of Vergrootglas-toets </text:span><text:span text:style-name="T226">(Chromebook)</text:span><text:span text:style-name="T225">.</text:span></text:p></text:note-body></text:note></text:span></text:span><text:span text:style-name="Strong_20_Emphasis"><text:span text:style-name="T60"> </text:span></text:span><text:span text:style-name="Strong_20_Emphasis"><text:span text:style-name="T92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20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7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3"> de</text:span></text:span><text:span text:style-name="Strong_20_Emphasis"><text:span text:style-name="T67">z</text:span></text:span><text:span text:style-name="Strong_20_Emphasis"><text:span text:style-name="T63">e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6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09"><draw:control text:anchor-type="as-char" draw:z-index="1" draw:name="Vorm6" draw:style-name="gr1" draw:text-style-name="P11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9"><draw:control text:anchor-type="as-char" draw:z-index="13" draw:name="Vorm 6" draw:style-name="gr1" draw:text-style-name="P113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60">Bereid de installatie voor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2">T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5">Super</text:span></text:span><text:span text:style-name="Strong_20_Emphasis"><text:span text:style-name="T66">-toets</text:span></text:span><text:span text:style-name="Strong_20_Emphasis"><text:span text:style-name="T209">4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72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</text:span></text:span><text:span text:style-name="Strong_20_Emphasis"><text:span text:style-name="T110"> </text:span></text:span><text:span text:style-name="Strong_20_Emphasis"><text:span text:style-name="T137">Installatiem</text:span></text:span><text:span text:style-name="Strong_20_Emphasis"><text:span text:style-name="T138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7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4">Selecteer</text:span></text:span><text:span text:style-name="Strong_20_Emphasis"><text:span text:style-name="T70"> </text:span></text:span><text:span text:style-name="Strong_20_Emphasis"><text:span text:style-name="T139">1</text:span></text:span><text:span text:style-name="Strong_20_Emphasis"><text:span text:style-name="T140"> <text:s/></text:span></text:span><text:span text:style-name="Strong_20_Emphasis"><text:span text:style-name="T141">In</text:span></text:span><text:span text:style-name="Strong_20_Emphasis"><text:span text:style-name="T136">stallatie voorbereiden</text:span></text:span><text:span text:style-name="Strong_20_Emphasis"><text:span text:style-name="T86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41"/>
      <text:list xml:id="list124811169197106" text:continue-numbering="true" text:style-name="L1">
        <text:list-item>
          <text:p text:style-name="P108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9"><draw:control text:anchor-type="as-char" draw:z-index="2" draw:name="Vorm9" draw:style-name="gr1" draw:text-style-name="P11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54">Start de computer op vanaf</text:span><text:span text:style-name="T254"><text:note text:id="ftn5" text:note-class="footnote"><text:note-citation>1</text:note-citation><text:note-body><text:p text:style-name="P99"><text:span text:style-name="T188">B</text:span><text:span text:style-name="T187">ootmenu/</text:span><text:span text:style-name="T188">S</text:span><text:span text:style-name="T187">etup</text:span><text:span text:style-name="T185"> via </text:span><text:span text:style-name="T183">é</text:span><text:span text:style-name="T184">é</text:span><text:span text:style-name="T188">n van de </text:span><text:span text:style-name="Definition"><text:span text:style-name="T186">Veelgebruikte toetsen: </text:span></text:span><text:span text:style-name="Definition"><text:span text:style-name="T189"><text:s/></text:span></text:span><text:span text:style-name="User_20_Entry"><text:span text:style-name="T207">Esc</text:span></text:span><text:span text:style-name="User_20_Entry"><text:span text:style-name="T192">,</text:span></text:span><text:span text:style-name="Definition"><text:span text:style-name="T189"> </text:span></text:span><text:span text:style-name="User_20_Entry"><text:span text:style-name="T207">Delete</text:span></text:span><text:span text:style-name="User_20_Entry"><text:span text:style-name="T193">,</text:span></text:span><text:span text:style-name="Definition"><text:span text:style-name="T189"> </text:span></text:span><text:span text:style-name="User_20_Entry"><text:span text:style-name="T207">F1</text:span></text:span><text:span text:style-name="User_20_Entry"><text:span text:style-name="T193">,</text:span></text:span><text:span text:style-name="Definition"><text:span text:style-name="T189"> </text:span></text:span><text:span text:style-name="User_20_Entry"><text:span text:style-name="T207">F2</text:span></text:span><text:span text:style-name="User_20_Entry"><text:span text:style-name="T193">,</text:span></text:span><text:span text:style-name="Definition"><text:span text:style-name="T189"> </text:span></text:span><text:span text:style-name="User_20_Entry"><text:span text:style-name="T207">F9</text:span></text:span><text:span text:style-name="User_20_Entry"><text:span text:style-name="T193">,</text:span></text:span><text:span text:style-name="Definition"><text:span text:style-name="T189"> </text:span></text:span><text:span text:style-name="User_20_Entry"><text:span text:style-name="T207">F10</text:span></text:span><text:span text:style-name="User_20_Entry"><text:span text:style-name="T193">,</text:span></text:span><text:span text:style-name="Definition"><text:span text:style-name="T189"> </text:span></text:span><text:span text:style-name="User_20_Entry"><text:span text:style-name="T207">F11</text:span></text:span><text:span text:style-name="User_20_Entry"><text:span text:style-name="T193">,</text:span></text:span><text:span text:style-name="Definition"><text:span text:style-name="T189"> </text:span></text:span><text:span text:style-name="Definition"><text:span text:style-name="T190">o</text:span></text:span><text:span text:style-name="Definition"><text:span text:style-name="T191">f</text:span></text:span><text:span text:style-name="Definition"><text:span text:style-name="T189"> </text:span></text:span><text:span text:style-name="User_20_Entry"><text:span text:style-name="T207">F12</text:span></text:span><text:span text:style-name="User_20_Entry"><text:span text:style-name="T193">.</text:span></text:span></text:p></text:note-body></text:note></text:span><text:span text:style-name="T254"> </text:span><text:span text:style-name="T255">een </text:span><text:span text:style-name="T249"><text:user-field-get text:name="Distro">Debian</text:user-field-get></text:span><text:span text:style-name="T250"><text:s/></text:span><text:span text:style-name="T250"><text:user-field-get text:name="Version">12</text:user-field-get></text:span><text:span text:style-name="T250"><text:s/></text:span><text:span text:style-name="T252">LTS</text:span><text:span text:style-name="Strong_20_Emphasis"><text:span text:style-name="T247">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56">Live</text:span><text:span text:style-name="T153"><text:note text:id="ftn6" text:note-class="footnote"><text:note-citation>2</text:note-citation><text:note-body><text:p text:style-name="P32"><text:span text:style-name="T316">Vanaf een </text:span><text:span text:style-name="T334">L</text:span><text:span text:style-name="T316">ive </text:span><text:span text:style-name="T335">USB</text:span><text:span text:style-name="T319">-stick</text:span><text:span text:style-name="T336"> </text:span><text:span text:style-name="T316">kunt u opstarten en </text:span><text:span text:style-name="T320">met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6">werken zonder enige bestanden op de harde schijf te wijzigen en maakt ook installatie van </text:span><text:span text:style-name="Strong_20_Emphasis"><text:span text:style-name="T257"><text:user-field-get text:name="Distro">Debian</text:user-field-get></text:span></text:span><text:span text:style-name="Strong_20_Emphasis"><text:span text:style-name="T257"><text:s/></text:span></text:span><text:span text:style-name="T316">mogelijk.</text:span></text:p></text:note-body></text:note></text:span><text:span text:style-name="T152"> </text:span><text:span text:style-name="T156">USB</text:span><text:span text:style-name="T154">-stick</text:span><text:span text:style-name="T154"><text:note text:id="ftn7" text:note-class="footnote"><text:note-citation>3</text:note-citation><text:note-body><text:p text:style-name="P98"><text:span text:style-name="Strong_20_Emphasis"><text:span text:style-name="T172">Maak een opstartbare USB-stick</text:span></text:span><text:span text:style-name="Strong_20_Emphasis"><text:span text:style-name="T168">:<text:line-break/></text:span></text:span><text:span text:style-name="T15">D</text:span><text:span text:style-name="Strong_20_Emphasis"><text:span text:style-name="T159">ow</text:span></text:span><text:span text:style-name="Strong_20_Emphasis"><text:span text:style-name="T160">nload </text:span></text:span><text:span text:style-name="Strong_20_Emphasis"><text:span text:style-name="T157">e</text:span></text:span><text:span text:style-name="Strong_20_Emphasis"><text:span text:style-name="T161">e</text:span></text:span><text:span text:style-name="Strong_20_Emphasis"><text:span text:style-name="T162">n</text:span></text:span><text:span text:style-name="Strong_20_Emphasis"><text:span text:style-name="T182"> </text:span></text:span><text:span text:style-name="Strong_20_Emphasis"><text:span text:style-name="T203">CD</text:span></text:span><text:span text:style-name="Strong_20_Emphasis"><text:span text:style-name="T202">-beeldbestand</text:span></text:span><text:span text:style-name="Strong_20_Emphasis"><text:span text:style-name="T160"> </text:span></text:span><text:span text:style-name="Strong_20_Emphasis"><text:span text:style-name="T166">(.iso) </text:span></text:span><text:span text:style-name="Strong_20_Emphasis"><text:span text:style-name="T163">v</text:span></text:span><text:span text:style-name="Strong_20_Emphasis"><text:span text:style-name="T164">anaf</text:span></text:span><text:span text:style-name="Strong_20_Emphasis"><text:span text:style-name="T165"> </text:span></text:span><text:a xlink:type="simple" xlink:href="https://www.debian.org/" text:style-name="Internet_20_link" text:visited-style-name="Visited_20_Internet_20_Link"><text:span text:style-name="Strong_20_Emphasis"><text:span text:style-name="T322">debian.org</text:span></text:span></text:a><text:span text:style-name="Strong_20_Emphasis"><text:span text:style-name="T165">, </text:span></text:span><text:span text:style-name="Strong_20_Emphasis"><text:span text:style-name="T167">klik </text:span></text:span><text:span text:style-name="Strong_20_Emphasis"><text:span text:style-name="T170">op </text:span></text:span><text:span text:style-name="Strong_20_Emphasis"><text:span text:style-name="T174">Other downloads</text:span></text:span><text:span text:style-name="Strong_20_Emphasis"><text:span text:style-name="T170"> (onder Downloads) en vervolgens op </text:span></text:span><text:span text:style-name="Strong_20_Emphasis"><text:span text:style-name="T174">Live Gnome</text:span></text:span><text:span text:style-name="Strong_20_Emphasis"><text:span text:style-name="T170"> (onder Try </text:span></text:span><text:span text:style-name="Strong_20_Emphasis"><text:span text:style-name="T170"><text:user-field-get text:name="Distro">Debian</text:user-field-get></text:span></text:span><text:span text:style-name="Strong_20_Emphasis"><text:span text:style-name="T170"><text:s/>Live before installing).</text:span></text:span></text:p><text:p text:style-name="P97"><text:span text:style-name="Strong_20_Emphasis"><text:span text:style-name="T169"><text:tab/>De volgende stappen staan beschreven in </text:span></text:span><text:span text:style-name="Strong_20_Emphasis"><text:span text:style-name="T173">Linux informatie</text:span></text:span><text:span text:style-name="Strong_20_Emphasis"><text:span text:style-name="T169">, te vinden op </text:span></text:span><text:a xlink:type="simple" xlink:href="https://karelzimmer.nl/" text:style-name="Internet_20_link" text:visited-style-name="Visited_20_Internet_20_Link"><text:span text:style-name="Strong_20_Emphasis"><text:span text:style-name="T323">karelzimmer.nl</text:span></text:span></text:a><text:span text:style-name="Strong_20_Emphasis"><text:span text:style-name="T169">, onder </text:span></text:span><text:span text:style-name="Strong_20_Emphasis"><text:span text:style-name="T173">Linux</text:span></text:span><text:span text:style-name="Strong_20_Emphasis"><text:span text:style-name="T169">.</text:span></text:span></text:p></text:note-body></text:note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7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4">Selecteer</text:span></text:span><text:span text:style-name="Strong_20_Emphasis"><text:span text:style-name="T115"> </text:span></text:span><text:span text:style-name="Strong_20_Emphasis"><text:span text:style-name="T130">Live </text:span></text:span><text:span text:style-name="Strong_20_Emphasis"><text:span text:style-name="T131">system (amd64)</text:span></text:span><text:span text:style-name="Strong_20_Emphasis"><text:span text:style-name="T11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09"><draw:control text:anchor-type="as-char" draw:z-index="18" draw:name="Vorm13_ 2" draw:style-name="gr1" draw:text-style-name="P113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9"><draw:control text:anchor-type="as-char" draw:z-index="8" draw:name="Vorm13_1" draw:style-name="gr1" draw:text-style-name="P113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48">Start de installatie</text:span></text:span><text:span text:style-name="Strong_20_Emphasis"><text:span text:style-name="T116"> </text:span></text:span><text:span text:style-name="Strong_20_Emphasis"><text:span text:style-name="T59">via </text:span></text:span><text:span text:style-name="Strong_20_Emphasis"><text:span text:style-name="T60">een </text:span></text:span><text:span text:style-name="Strong_20_Emphasis"><text:span text:style-name="T74">klik op </text:span></text:span><text:span text:style-name="Strong_20_Emphasis"><text:span text:style-name="T123">Activities</text:span></text:span><text:span text:style-name="Strong_20_Emphasis"><text:span text:style-name="T74"> en </text:span></text:span><text:span text:style-name="Strong_20_Emphasis"><text:span text:style-name="T75">een </text:span></text:span><text:span text:style-name="Strong_20_Emphasis"><text:span text:style-name="T74">klik op</text:span></text:span><text:span text:style-name="Strong_20_Emphasis"><text:span text:style-name="T76"> </text:span></text:span><text:span text:style-name="Strong_20_Emphasis"><text:span text:style-name="T124">Install Debian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39">Typ '</text:span><text:span text:style-name="T332">live</text:span><text:span text:style-name="T339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9"><draw:control text:anchor-type="as-char" draw:z-index="11" draw:name="Vorm13_ 1" draw:style-name="gr1" draw:text-style-name="P113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48">Bij </text:span></text:span><text:span text:style-name="Strong_20_Emphasis"><text:span text:style-name="T132">Welcome</text:span></text:span><text:span text:style-name="Strong_20_Emphasis"><text:span text:style-name="T48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55">K</text:span></text:span><text:span text:style-name="Strong_20_Emphasis"><text:span text:style-name="T48">ies </text:span></text:span><text:span text:style-name="Strong_20_Emphasis"><text:span text:style-name="T132">Nederlands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9"><draw:control text:anchor-type="as-char" draw:z-index="19" draw:name="Vorm13_ 3" draw:style-name="gr1" draw:text-style-name="P113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7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37">B</text:span>ij <text:span text:style-name="T317">Regio</text:span> <text:span text:style-name="T337">kies</text:span> <text:span text:style-name="T317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09"><draw:control text:anchor-type="as-char" draw:z-index="20" draw:name="Vorm13_ 4" draw:style-name="gr1" draw:text-style-name="P113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7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38">K</text:span>ies <text:span text:style-name="T317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09"><draw:control text:anchor-type="as-char" draw:z-index="3" draw:name="Vorm13" draw:style-name="gr1" draw:text-style-name="P113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2">Bij </text:span></text:span><text:span text:style-name="Strong_20_Emphasis"><text:span text:style-name="T129">Gebruikers</text:span></text:span><text:span text:style-name="Strong_20_Emphasis"><text:span text:style-name="T112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14">V</text:span></text:span><text:span text:style-name="Strong_20_Emphasis"><text:span text:style-name="T112">ul in </text:span></text:span><text:span text:style-name="Strong_20_Emphasis"><text:span text:style-name="T133">Wat is je naam?</text:span></text:span><text:span text:style-name="Strong_20_Emphasis"><text:span text:style-name="T50"> </text:span></text:span><text:span text:style-name="Definition"><text:span text:style-name="T9">gebruiker</text:span></text:span><text:span text:style-name="Strong_20_Emphasis"><text:span text:style-name="T100">,</text:span></text:span><text:span text:style-name="Strong_20_Emphasis"><text:span text:style-name="T101"><text:line-break/></text:span></text:span><text:span text:style-name="Strong_20_Emphasis"><text:span text:style-name="T133">Welke naam wil je gebruiken om in te loggen?</text:span></text:span><text:span text:style-name="Strong_20_Emphasis"><text:span text:style-name="T51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8">,<text:line-break/></text:span></text:span><text:span text:style-name="Strong_20_Emphasis"><text:span text:style-name="T134">Wat is de </text:span></text:span><text:span text:style-name="Strong_20_Emphasis"><text:span text:style-name="T133">naam van deze </text:span></text:span><text:span text:style-name="Strong_20_Emphasis"><text:span text:style-name="T134">computer</text:span></text:span><text:span text:style-name="Strong_20_Emphasis"><text:span text:style-name="T52"> </text:span></text:span><text:span text:style-name="Definition"><text:span text:style-name="T9">computernaam</text:span></text:span><text:span text:style-name="Strong_20_Emphasis"><text:span text:style-name="T50">, </text:span></text:span><text:span text:style-name="Strong_20_Emphasis"><text:span text:style-name="T56">en</text:span></text:span></text:p>
            <text:p text:style-name="P87"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</text:span></text:span><text:span text:style-name="Strong_20_Emphasis"><text:span text:style-name="T135">wachtwoord</text:span></text:span><text:span text:style-name="Strong_20_Emphasis"><text:span text:style-name="T53"> </text:span></text:span><text:span text:style-name="Strong_20_Emphasis"><text:span text:style-name="T50">in</text:span></text:span><text:span text:style-name="Strong_20_Emphasis"><text:span text:style-name="T47">.</text:span></text:span></text:p>
          </table:table-cell>
        </table:table-row>
      </table:table>
      <text:p text:style-name="P51"><text:span text:style-name="Strong_20_Emphasis"><text:span text:style-name="T117"/></text:span></text:p>
      <text:list xml:id="list124812186930829" text:continue-numbering="true" text:style-name="L1">
        <text:list-item>
          <text:p text:style-name="P110"><text:span text:style-name="Strong_20_Emphasis"><text:span text:style-name="T146">Installatie </text:span></text:span><text:span text:style-name="Strong_20_Emphasis"><text:span text:style-name="T147">afronden</text:span></text:span></text:p>
        </text:list-item>
      </text:list>
      <text:p text:style-name="P52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9"><draw:control text:anchor-type="as-char" draw:z-index="4" draw:name="Vorm22" draw:style-name="gr1" draw:text-style-name="P11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11"><draw:control text:anchor-type="as-char" draw:z-index="16" draw:name="Vorm 1" draw:style-name="gr1" draw:text-style-name="P113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3">Volg de aanwijzingen op de </text:span></text:span><text:span text:style-name="Strong_20_Emphasis"><text:span text:style-name="T30">welkomst</text:span></text:span><text:span text:style-name="Strong_20_Emphasis"><text:span text:style-name="T333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9"><draw:control text:anchor-type="as-char" draw:z-index="26" draw:name="Vorm13_ 5" draw:style-name="gr1" draw:text-style-name="P113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9">Voeg eventuele extra </text:span></text:span><text:span text:style-name="Strong_20_Emphasis"><text:span text:style-name="T45">gebruiker</text:span></text:span><text:span text:style-name="Strong_20_Emphasis"><text:span text:style-name="T39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3">Typ </text:span></text:span><text:span text:style-name="Strong_20_Emphasis"><text:span text:style-name="T128">gebr</text:span></text:span><text:span text:style-name="Strong_20_Emphasis"><text:span text:style-name="T104"> </text:span></text:span><text:span text:style-name="Strong_20_Emphasis"><text:span text:style-name="T105">(d</text:span></text:span><text:span text:style-name="Strong_20_Emphasis"><text:span text:style-name="T106">ruk</text:span></text:span><text:span text:style-name="Strong_20_Emphasis"><text:span text:style-name="T107"> op</text:span></text:span><text:span text:style-name="Strong_20_Emphasis"><text:span text:style-name="T108"> de </text:span></text:span><text:span text:style-name="Strong_20_Emphasis"><text:span text:style-name="T205">Super</text:span></text:span><text:span text:style-name="Strong_20_Emphasis"><text:span text:style-name="T108">-toets</text:span></text:span><text:span text:style-name="Strong_20_Emphasis"><text:span text:style-name="T102"><text:note text:id="ftn8" text:note-class="footnote"><text:note-citation>1</text:note-citation><text:note-body><text:p text:style-name="P30"><text:span text:style-name="T225">De </text:span><text:span text:style-name="T278">Super</text:span><text:span text:style-name="T225">-toets is de Windows-toets, Command-toets </text:span><text:span text:style-name="T226">(Apple)</text:span><text:span text:style-name="T225">, of Vergrootglas-toets </text:span><text:span text:style-name="T226">(Chromebook)</text:span><text:span text:style-name="T225">.</text:span></text:p></text:note-body></text:note></text:span></text:span><text:span text:style-name="Strong_20_Emphasis"><text:span text:style-name="T108"> </text:span></text:span><text:span text:style-name="Strong_20_Emphasis"><text:span text:style-name="T105">als nodig)</text:span></text:span><text:span text:style-name="Strong_20_Emphasis"><text:span text:style-name="T39"> en klik achter </text:span></text:span><text:span text:style-name="Strong_20_Emphasis"><text:span text:style-name="T43">Instellingen</text:span></text:span><text:span text:style-name="Strong_20_Emphasis"><text:span text:style-name="T39"> op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Ontgrendelen</text:span></text:span><text:span text:style-name="Strong_20_Emphasis"><text:span text:style-name="T39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lik op </text:span></text:span><text:span text:style-name="Strong_20_Emphasis"><text:span text:style-name="T43">Gebruiker 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Kies </text:span></text:span><text:span text:style-name="Strong_20_Emphasis"><text:span text:style-name="T40">bij</text:span></text:span><text:span text:style-name="Strong_20_Emphasis"><text:span text:style-name="T39"> </text:span></text:span><text:span text:style-name="Strong_20_Emphasis"><text:span text:style-name="T43">Account-type</text:span></text:span><text:span text:style-name="Strong_20_Emphasis"><text:span text:style-name="T39"> </text:span></text:span><text:span text:style-name="Strong_20_Emphasis"><text:span text:style-name="T40">voor </text:span></text:span><text:span text:style-name="Strong_20_Emphasis"><text:span text:style-name="T43">Standaard</text:span></text:span><text:span text:style-name="Strong_20_Emphasis"><text:span text:style-name="T39"> of </text:span></text:span><text:span text:style-name="Strong_20_Emphasis"><text:span text:style-name="T43">Beheerder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Vul </text:span></text:span><text:span text:style-name="Strong_20_Emphasis"><text:span text:style-name="T41">in</text:span></text:span><text:span text:style-name="Strong_20_Emphasis"><text:span text:style-name="T39"> </text:span></text:span><text:span text:style-name="Strong_20_Emphasis"><text:span text:style-name="T44">Volledige naam</text:span></text:span><text:span text:style-name="Strong_20_Emphasis"><text:span text:style-name="T41"> </text:span></text:span><text:span text:style-name="Strong_20_Emphasis"><text:span text:style-name="T46">gebruiker</text:span></text:span><text:span text:style-name="Strong_20_Emphasis"><text:span text:style-name="T41"> en </text:span></text:span><text:span text:style-name="Strong_20_Emphasis"><text:span text:style-name="T44">Gebruikersnaam</text:span></text:span><text:span text:style-name="Strong_20_Emphasis"><text:span text:style-name="T41"> </text:span></text:span><text:span text:style-name="Strong_20_Emphasis"><text:span text:style-name="T46">gebruikersnaam</text:span></text:span><text:span text:style-name="Strong_20_Emphasis"><text:span text:style-name="T41">, e</text:span></text:span><text:span text:style-name="Strong_20_Emphasis"><text:span text:style-name="T39">n klik op </text:span></text:span><text:span text:style-name="Strong_20_Emphasis"><text:span text:style-name="T43">Toevoeg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9">Sluit het scherm </text:span></text:span><text:span text:style-name="Strong_20_Emphasis"><text:span text:style-name="T43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09"><draw:control text:anchor-type="as-char" draw:z-index="27" draw:name="Vorm4_ 1" draw:style-name="gr1" draw:text-style-name="P113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57">Installeer </text:span></text:span><text:span text:style-name="Strong_20_Emphasis"><text:span text:style-name="T98">updates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2">Typ </text:span></text:span><text:span text:style-name="Strong_20_Emphasis"><text:span text:style-name="T127">syn</text:span></text:span><text:span text:style-name="Strong_20_Emphasis"><text:span text:style-name="T63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5">Super</text:span></text:span><text:span text:style-name="Strong_20_Emphasis"><text:span text:style-name="T66">-toets</text:span></text:span><text:span text:style-name="Strong_20_Emphasis"><text:span text:style-name="T208">1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27">Synaptic-pakketbehe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Klik op <text:span text:style-name="T318">Her</text:span><text:span text:style-name="T317">laden</text:span> en vervolgens op <text:span text:style-name="T317">Alle </text:span><text:span text:style-name="T318">opwaarderingen </text:span><text:span text:style-name="T317">markeren</text:span>, <text:span text:style-name="T342">k</text:span>lik op <text:span text:style-name="T318">Alles t</text:span><text:span text:style-name="T317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3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09"><draw:control text:anchor-type="as-char" draw:z-index="7" draw:name="Vorm4_1" draw:style-name="gr1" draw:text-style-name="P113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7"><text:span text:style-name="Strong_20_Emphasis"><text:span text:style-name="T57">Installeer </text:span></text:span><text:span text:style-name="Strong_20_Emphasis"><text:span text:style-name="T96">Debian-</text:span></text:span><text:span text:style-name="Strong_20_Emphasis"><text:span text:style-name="T85">pakket kz</text:span></text:span><text:span text:style-name="Strong_20_Emphasis"><text:span text:style-name="T85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85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19" office:value-type="string">
            <text:p text:style-name="P101"><text:span text:style-name="Strong_20_Emphasis"><text:span text:style-name="T62">T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3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5">Super</text:span></text:span><text:span text:style-name="Strong_20_Emphasis"><text:span text:style-name="T66">-toets</text:span></text:span><text:span text:style-name="Strong_20_Emphasis"><text:span text:style-name="T208">1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20">Terminalvenst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57"/></text:span></text:p>
          </table:table-cell>
          <table:table-cell table:style-name="_33_._5f_Installatie_5f_afronden.C20" office:value-type="string">
            <text:p text:style-name="P57"><text:span text:style-name="T4">Typ</text:span><text:span text:style-name="Strong_20_Emphasis"><text:span text:style-name="T63"> de</text:span></text:span><text:span text:style-name="Strong_20_Emphasis"><text:span text:style-name="T77">z</text:span></text:span><text:span text:style-name="Strong_20_Emphasis"><text:span text:style-name="T78">e</text:span></text:span><text:span text:style-name="Strong_20_Emphasis"><text:span text:style-name="T63"> </text:span></text:span><text:span text:style-name="Strong_20_Emphasis"><text:span text:style-name="T68">drie </text:span></text:span><text:span text:style-name="Strong_20_Emphasis"><text:span text:style-name="T63">opdrachten, ieder gevolgd door de </text:span></text:span><text:span text:style-name="Strong_20_Emphasis"><text:span text:style-name="T206">Enter</text:span></text:span><text:span text:style-name="Strong_20_Emphasis"><text:span text:style-name="T59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1" office:value-type="string">
            <text:p text:style-name="P71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2" office:value-type="string">
            <text:p text:style-name="P71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9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09"><draw:control text:anchor-type="as-char" draw:z-index="5" draw:name="Vorm33" draw:style-name="gr1" draw:text-style-name="P113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5"><text:span text:style-name="Strong_20_Emphasis"><text:span text:style-name="T79">Rond de</text:span></text:span><text:span text:style-name="Strong_20_Emphasis"><text:span text:style-name="T80"> installatie </text:span></text:span><text:span text:style-name="Strong_20_Emphasis"><text:span text:style-name="T79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7" office:value-type="string">
            <text:p text:style-name="P101"><text:span text:style-name="Strong_20_Emphasis"><text:span text:style-name="T91">T</text:span></text:span><text:span text:style-name="Strong_20_Emphasis"><text:span text:style-name="T62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61"> </text:span></text:span><text:span text:style-name="Strong_20_Emphasis"><text:span text:style-name="T91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5">Super</text:span></text:span><text:span text:style-name="Strong_20_Emphasis"><text:span text:style-name="T66">-toets</text:span></text:span><text:span text:style-name="Strong_20_Emphasis"><text:span text:style-name="T208">1</text:span></text:span><text:span text:style-name="Strong_20_Emphasis"><text:span text:style-name="T66"> </text:span></text:span><text:span text:style-name="Strong_20_Emphasis"><text:span text:style-name="T91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7">Installatiem</text:span></text:span><text:span text:style-name="Strong_20_Emphasis"><text:span text:style-name="T138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7"/></text:span></text:p>
          </table:table-cell>
          <table:table-cell table:style-name="_33_._5f_Installatie_5f_afronden.C28" office:value-type="string">
            <text:p text:style-name="P94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42">3 <text:s/></text:span></text:span><text:span text:style-name="Strong_20_Emphasis"><text:span text:style-name="T143">Installatie</text:span></text:span><text:span text:style-name="Strong_20_Emphasis"><text:span text:style-name="T144"> </text:span></text:span><text:span text:style-name="Strong_20_Emphasis"><text:span text:style-name="T145">afronden</text:span></text:span><text:span text:style-name="Strong_20_Emphasis"><text:span text:style-name="T86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61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52"><text:span text:style-name="Strong_20_Emphasis"><text:span text:style-name="T54"><text:tab/></text:span></text:span></text:p>
      <text:p text:style-name="P53"><text:span text:style-name="Strong_20_Emphasis"><text:span text:style-name="T70"><text:tab/></text:span></text:span></text:p>
      <text:list xml:id="list124810789835974"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9"><draw:control text:anchor-type="as-char" draw:z-index="9" draw:name="Vorm36_0" draw:style-name="gr1" draw:text-style-name="P113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09"><draw:control text:anchor-type="as-char" draw:z-index="14" draw:name="Vorm36_ 1" draw:style-name="gr1" draw:text-style-name="P113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4">Aanmelden als </text:span></text:span><text:span text:style-name="Definition"><text:span text:style-name="T9">gebruiker</text:span></text:span><text:span text:style-name="Strong_20_Emphasis"><text:span text:style-name="T58"><text:note text:id="ftn10" text:note-class="footnote"><text:note-citation>1</text:note-citation><text:note-body><text:p text:style-name="P64"><text:span text:style-name="User_20_Entry"><text:span text:style-name="T158">E</text:span></text:span><text:span text:style-name="User_20_Entry"><text:span text:style-name="T175">v</text:span></text:span><text:span text:style-name="User_20_Entry"><text:span text:style-name="T176">en</text:span></text:span><text:span text:style-name="User_20_Entry"><text:span text:style-name="T178">t</text:span></text:span><text:span text:style-name="User_20_Entry"><text:span text:style-name="T179">uele </text:span></text:span><text:span text:style-name="User_20_Entry"><text:span text:style-name="T180">extra </text:span></text:span><text:span text:style-name="Definition"><text:span text:style-name="T321">gebruiker</text:span></text:span><text:span text:style-name="User_20_Entry"><text:span text:style-name="T180">s aanmelden </text:span></text:span><text:span text:style-name="User_20_Entry"><text:span text:style-name="T181">en dezelfde stappen uitvoeren</text:span></text:span><text:span text:style-name="User_20_Entry"><text:span text:style-name="T177">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09"/></text:span></text:p>
          </table:table-cell>
          <table:table-cell table:style-name="Tabel2.A1" office:value-type="string">
            <text:p text:style-name="P82"><text:span text:style-name="Strong_20_Emphasis"><text:span text:style-name="T109"><draw:control text:anchor-type="as-char" draw:z-index="17" draw:name="Vorm36_ 4" draw:style-name="gr1" draw:text-style-name="P113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9"><draw:control text:anchor-type="as-char" draw:z-index="10" draw:name="Vorm36_2" draw:style-name="gr1" draw:text-style-name="P113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09"><draw:control text:anchor-type="as-char" draw:z-index="15" draw:name="Vorm36_ 2" draw:style-name="gr1" draw:text-style-name="P113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1">R</text:span></text:span><text:span text:style-name="Strong_20_Emphasis"><text:span text:style-name="T82">icht </text:span></text:span><text:span text:style-name="Strong_20_Emphasis"><text:span text:style-name="T83">de </text:span></text:span><text:span text:style-name="Strong_20_Emphasis"><text:span text:style-name="T87">gebruiker</text:span></text:span><text:span text:style-name="Strong_20_Emphasis"><text:span text:style-name="T82"> </text:span></text:span><text:span text:style-name="Strong_20_Emphasis"><text:span text:style-name="T84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89">T</text:span></text:span><text:span text:style-name="Strong_20_Emphasis"><text:span text:style-name="T62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61"> </text:span></text:span><text:span text:style-name="Strong_20_Emphasis"><text:span text:style-name="T90">(d</text:span></text:span><text:span text:style-name="Strong_20_Emphasis"><text:span text:style-name="T88">ruk</text:span></text:span><text:span text:style-name="Strong_20_Emphasis"><text:span text:style-name="T60"> op</text:span></text:span><text:span text:style-name="Strong_20_Emphasis"><text:span text:style-name="T66"> de </text:span></text:span><text:span text:style-name="Strong_20_Emphasis"><text:span text:style-name="T205">Super</text:span></text:span><text:span text:style-name="Strong_20_Emphasis"><text:span text:style-name="T66">-toets</text:span></text:span><text:span text:style-name="Strong_20_Emphasis"><text:span text:style-name="T61"><text:note text:id="ftn11" text:note-class="footnote"><text:note-citation>2</text:note-citation><text:note-body><text:p text:style-name="P30"><text:span text:style-name="T225">De </text:span><text:span text:style-name="T278">Super</text:span><text:span text:style-name="T225">-toets is de Windows-toets, Command-toets </text:span><text:span text:style-name="T226">(Apple)</text:span><text:span text:style-name="T225">, of Vergrootglas-toets </text:span><text:span text:style-name="T226">(Chromebook)</text:span><text:span text:style-name="T225">.</text:span></text:p></text:note-body></text:note></text:span></text:span><text:span text:style-name="Strong_20_Emphasis"><text:span text:style-name="T66"> </text:span></text:span><text:span text:style-name="Strong_20_Emphasis"><text:span text:style-name="T90">als nodig) </text:span></text:span><text:span text:style-name="Strong_20_Emphasis"><text:span text:style-name="T64">e</text:span></text:span><text:span text:style-name="Strong_20_Emphasis"><text:span text:style-name="T59">n </text:span></text:span><text:span text:style-name="Strong_20_Emphasis"><text:span text:style-name="T65">k</text:span></text:span><text:span text:style-name="Strong_20_Emphasis"><text:span text:style-name="T59">lik op het pictogram van </text:span></text:span><text:span text:style-name="Strong_20_Emphasis"><text:span text:style-name="T137">Installatiem</text:span></text:span><text:span text:style-name="Strong_20_Emphasis"><text:span text:style-name="T138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4">Selecteer</text:span></text:span><text:span text:style-name="Strong_20_Emphasis"><text:span text:style-name="T73"> </text:span></text:span><text:span text:style-name="Strong_20_Emphasis"><text:span text:style-name="T142">4 <text:s/></text:span></text:span><text:span text:style-name="Strong_20_Emphasis"><text:span text:style-name="T126">Gebruiker inrichten</text:span></text:span><text:span text:style-name="Strong_20_Emphasis"><text:span text:style-name="T8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48">E</text:span><text:span text:style-name="T149">inde c</text:span><text:span text:style-name="T150">hecklist, </text:span><text:span text:style-name="T151">d</text:span><text:span text:style-name="T150">e</text:span><text:span text:style-name="T246"> installatie van </text:span><text:span text:style-name="T246"><text:user-field-get text:name="Distro">Debian</text:user-field-get></text:span><text:span text:style-name="T250"><text:s/></text:span><text:span text:style-name="T250"><text:user-field-get text:name="Version">12</text:user-field-get></text:span><text:span text:style-name="Strong_20_Emphasis"><text:span text:style-name="T248"><text:s/></text:span></text:span><text:span text:style-name="Strong_20_Emphasis"><text:span text:style-name="T252">LTS </text:span></text:span><text:span text:style-name="Strong_20_Emphasis"><text:span text:style-name="T251"><text:user-field-get text:name="Edition">Desktop</text:user-field-get></text:span></text:span><text:span text:style-name="Strong_20_Emphasis"><text:span text:style-name="T251"><text:s/></text:span></text:span><text:span text:style-name="T246">is voltooid.</text:span></text:p>
      <text:p text:style-name="P42"/>
      <text:p text:style-name="P36"><text:span text:style-name="Emphasis"><text:span text:style-name="T32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5">Karel Zimmer</text:span></text:span></text:a><text:span text:style-name="Emphasis"><text:span text:style-name="T32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7">CC0 1.0 Universeel</text:span></text:span></text:a><text:span text:style-name="Emphasis"><text:span text:style-name="T324">,</text:span></text:span><text:span text:style-name="Emphasis"><text:span text:style-name="T326"> </text:span></text:span><text:span text:style-name="Strong_20_Emphasis"><text:span text:style-name="T70"><text:user-field-get text:name="Releaseyear">2023</text:user-field-get></text:span></text:span><text:span text:style-name="Strong_20_Emphasis"><text:span text:style-name="T70">-</text:span></text:span><text:span text:style-name="Strong_20_Emphasis"><text:span text:style-name="T70"><text:date style:data-style-name="N10107" text:date-value="2024-03-10T12:48:10.658552711">2024</text:date></text:span></text:span><text:span text:style-name="Emphasis"><text:span text:style-name="T3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10T12:48:10.347157046">10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12:48:10.236823977</dc:date>
    <meta:keyword>Installatie</meta:keyword>
    <meta:keyword>Checklist</meta:keyword>
    <meta:keyword>Linux</meta:keyword>
    <meta:editing-cycles>6915</meta:editing-cycles>
    <meta:editing-duration>P12DT8H27M45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14" meta:word-count="694" meta:character-count="4762" meta:non-whitespace-character-count="4117"/>
    <meta:user-defined meta:name="Info 1"/>
    <meta:user-defined meta:name="Info 2"/>
    <meta:user-defined meta:name="Info 3"/>
    <meta:user-defined meta:name="Info 4"/>
  </office:meta>
</office:document-meta>
</file>